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ebd24" officeooo:paragraph-rsid="000ebd24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ebd24" officeooo:paragraph-rsid="000ebd24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11b2f8" officeooo:paragraph-rsid="0011b2f8" style:font-size-asian="13.1000003814697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Raison</text:p>
      <text:p text:style-name="P1"/>
      <text:p text:style-name="P2">Intro:</text:p>
      <text:p text:style-name="P2"/>
      <text:p text:style-name="P2">La raison peut être rationnelle (varie) ou raisonnalbe (bien). Raisonné correctmenet c’est tiré des conclusion jsute, la raison n’est pas quelque chose plus que la pensée.</text:p>
      <text:p text:style-name="P2"/>
      <text:p text:style-name="P3">Optimisme rationnelle: raison peut atteindre le vra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0:27:18.748686354</meta:creation-date>
    <meta:generator>LibreOffice/7.5.0.3$Linux_X86_64 LibreOffice_project/50$Build-3</meta:generator>
    <dc:date>2023-02-17T11:39:46.332174833</dc:date>
    <meta:editing-duration>PT1H12M26S</meta:editing-duration>
    <meta:editing-cycles>4</meta:editing-cycles>
    <meta:document-statistic meta:table-count="0" meta:image-count="0" meta:object-count="0" meta:page-count="1" meta:paragraph-count="4" meta:word-count="36" meta:character-count="238" meta:non-whitespace-character-count="206"/>
  </office:meta>
</office:document-meta>
</file>